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iddhanta1" svg:font-family="Siddhant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iddhanta" svg:font-family="Siddhanta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officeooo:rsid="00105557" officeooo:paragraph-rsid="00105557"/>
    </style:style>
    <style:style style:name="P2" style:family="paragraph" style:parent-style-name="Text_20_body">
      <style:text-properties style:font-name="Liberation Serif" fo:font-size="10pt" style:font-size-asian="10pt" style:font-size-complex="10pt"/>
    </style:style>
    <style:style style:name="P3" style:family="paragraph" style:parent-style-name="Text_20_body">
      <style:text-properties style:font-name="Liberation Serif" fo:font-size="10pt" officeooo:rsid="002f21bf" officeooo:paragraph-rsid="002f21bf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officeooo:rsid="003b7724" officeooo:paragraph-rsid="003b7724" style:font-size-asian="10pt" style:font-size-complex="10pt"/>
    </style:style>
    <style:style style:name="P6" style:family="paragraph" style:parent-style-name="Text_20_body">
      <style:text-properties fo:font-size="10pt" officeooo:paragraph-rsid="004637aa" style:font-size-asian="10pt" style:font-size-complex="10pt"/>
    </style:style>
    <style:style style:name="P7" style:family="paragraph" style:parent-style-name="Text_20_body">
      <style:text-properties fo:font-size="10pt" officeooo:rsid="002736f6" officeooo:paragraph-rsid="002736f6" style:font-size-asian="10pt" style:font-size-complex="10pt"/>
    </style:style>
    <style:style style:name="P8" style:family="paragraph" style:parent-style-name="Text_20_body">
      <style:text-properties fo:font-size="10pt" officeooo:rsid="0043939c" officeooo:paragraph-rsid="0043939c" style:font-size-asian="10pt" style:font-size-complex="10pt"/>
    </style:style>
    <style:style style:name="P9" style:family="paragraph" style:parent-style-name="Text_20_body">
      <style:paragraph-properties fo:line-height="100%"/>
      <style:text-properties fo:font-size="10pt" officeooo:rsid="00105557" officeooo:paragraph-rsid="00105557" style:font-size-asian="10pt" style:font-size-complex="10pt"/>
    </style:style>
    <style:style style:name="P10" style:family="paragraph" style:parent-style-name="Text_20_body">
      <style:text-properties fo:color="#0000ff"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text-properties officeooo:rsid="00144417" officeooo:paragraph-rsid="00144417"/>
    </style:style>
    <style:style style:name="P12" style:family="paragraph" style:parent-style-name="Preformatted_20_Text">
      <style:text-properties style:font-name="Liberation Serif"/>
    </style:style>
    <style:style style:name="P13" style:family="paragraph" style:parent-style-name="Preformatted_20_Text">
      <style:text-properties style:font-name="Liberation Serif" fo:font-size="12pt" officeooo:rsid="0018a9bc" officeooo:paragraph-rsid="0018a9bc" style:font-size-asian="12pt" style:font-size-complex="12pt"/>
    </style:style>
    <style:style style:name="P14" style:family="paragraph" style:parent-style-name="Preformatted_20_Text">
      <style:text-properties style:font-name="Liberation Serif" officeooo:rsid="003122b4" officeooo:paragraph-rsid="003122b4"/>
    </style:style>
    <style:style style:name="P15" style:family="paragraph" style:parent-style-name="Preformatted_20_Text">
      <style:text-properties style:font-name="Liberation Serif" officeooo:rsid="003122b4" officeooo:paragraph-rsid="003bfd37"/>
    </style:style>
    <style:style style:name="P16" style:family="paragraph" style:parent-style-name="Preformatted_20_Text">
      <style:text-properties style:font-name="Liberation Serif" officeooo:rsid="0020108c" officeooo:paragraph-rsid="0020108c"/>
    </style:style>
    <style:style style:name="P17" style:family="paragraph" style:parent-style-name="Preformatted_20_Text">
      <style:text-properties style:font-name="Liberation Serif" officeooo:rsid="0020108c" officeooo:paragraph-rsid="003df447"/>
    </style:style>
    <style:style style:name="P18" style:family="paragraph" style:parent-style-name="Preformatted_20_Text">
      <style:text-properties style:font-name="Liberation Serif" officeooo:paragraph-rsid="003df447"/>
    </style:style>
    <style:style style:name="P19" style:family="paragraph" style:parent-style-name="Preformatted_20_Text">
      <style:text-properties style:font-name="Liberation Serif" officeooo:rsid="002e657e" officeooo:paragraph-rsid="002e657e"/>
    </style:style>
    <style:style style:name="P20" style:family="paragraph" style:parent-style-name="Preformatted_20_Text">
      <style:text-properties style:font-name="Liberation Serif" officeooo:rsid="002e657e" officeooo:paragraph-rsid="0040f2b9"/>
    </style:style>
    <style:style style:name="P21" style:family="paragraph" style:parent-style-name="Preformatted_20_Text">
      <style:text-properties style:font-name="Liberation Serif" officeooo:rsid="002b30a2" officeooo:paragraph-rsid="002b30a2"/>
    </style:style>
    <style:style style:name="P22" style:family="paragraph" style:parent-style-name="Preformatted_20_Text">
      <style:text-properties style:font-name="Liberation Serif" fo:font-size="10pt" officeooo:rsid="002f21bf" officeooo:paragraph-rsid="002f21bf" style:font-size-asian="10pt" style:font-size-complex="10pt"/>
    </style:style>
    <style:style style:name="P23" style:family="paragraph" style:parent-style-name="Preformatted_20_Text">
      <style:text-properties style:font-name="Liberation Serif" officeooo:paragraph-rsid="002736f6"/>
    </style:style>
    <style:style style:name="P24" style:family="paragraph" style:parent-style-name="Preformatted_20_Text">
      <style:text-properties officeooo:rsid="0020108c" officeooo:paragraph-rsid="0020108c"/>
    </style:style>
    <style:style style:name="P25" style:family="paragraph" style:parent-style-name="Preformatted_20_Text">
      <style:text-properties officeooo:rsid="0020108c" officeooo:paragraph-rsid="00445423"/>
    </style:style>
    <style:style style:name="P26" style:family="paragraph" style:parent-style-name="Preformatted_20_Text">
      <style:text-properties officeooo:rsid="0020108c" officeooo:paragraph-rsid="006b49da"/>
    </style:style>
    <style:style style:name="P27" style:family="paragraph" style:parent-style-name="Preformatted_20_Text">
      <style:text-properties officeooo:rsid="0020108c" officeooo:paragraph-rsid="005efc35"/>
    </style:style>
    <style:style style:name="P28" style:family="paragraph" style:parent-style-name="Preformatted_20_Text">
      <style:text-properties style:font-name="Liberation Mono" fo:font-size="10pt" officeooo:rsid="0018a9bc" officeooo:paragraph-rsid="0018a9bc" style:font-size-asian="10pt" style:font-size-complex="10pt"/>
    </style:style>
    <style:style style:name="P29" style:family="paragraph" style:parent-style-name="Preformatted_20_Text">
      <style:text-properties style:font-name="Liberation Mono" fo:font-size="10pt" officeooo:rsid="001b83f6" officeooo:paragraph-rsid="001b83f6" style:font-size-asian="10pt" style:font-size-complex="10pt"/>
    </style:style>
    <style:style style:name="P30" style:family="paragraph" style:parent-style-name="Preformatted_20_Text">
      <style:text-properties style:font-name="Liberation Mono" officeooo:rsid="003b7724" officeooo:paragraph-rsid="006aebd7"/>
    </style:style>
    <style:style style:name="P31" style:family="paragraph" style:parent-style-name="Preformatted_20_Text">
      <style:text-properties officeooo:rsid="002e657e" officeooo:paragraph-rsid="002e657e"/>
    </style:style>
    <style:style style:name="P32" style:family="paragraph" style:parent-style-name="Preformatted_20_Text">
      <style:text-properties officeooo:rsid="003122b4" officeooo:paragraph-rsid="003122b4"/>
    </style:style>
    <style:style style:name="P33" style:family="paragraph" style:parent-style-name="Preformatted_20_Text">
      <style:text-properties officeooo:rsid="00440002" officeooo:paragraph-rsid="005efc35"/>
    </style:style>
    <style:style style:name="P34" style:family="paragraph" style:parent-style-name="Preformatted_20_Text">
      <style:text-properties officeooo:rsid="00440002" officeooo:paragraph-rsid="006b49da"/>
    </style:style>
    <style:style style:name="P35" style:family="paragraph" style:parent-style-name="Preformatted_20_Text">
      <style:text-properties fo:font-size="9pt" officeooo:rsid="00144417" officeooo:paragraph-rsid="00144417" style:font-size-asian="9pt" style:font-size-complex="9pt"/>
    </style:style>
    <style:style style:name="P36" style:family="paragraph" style:parent-style-name="Preformatted_20_Text">
      <style:text-properties officeooo:paragraph-rsid="0064016b"/>
    </style:style>
    <style:style style:name="P37" style:family="paragraph" style:parent-style-name="Preformatted_20_Text">
      <style:text-properties officeooo:paragraph-rsid="006aebd7"/>
    </style:style>
    <style:style style:name="P38" style:family="paragraph" style:parent-style-name="Preformatted_20_Text">
      <style:text-properties officeooo:paragraph-rsid="0072f4c3"/>
    </style:style>
    <style:style style:name="P39" style:family="paragraph" style:parent-style-name="Preformatted_20_Text">
      <style:text-properties officeooo:rsid="00752c74" officeooo:paragraph-rsid="005efc35"/>
    </style:style>
    <style:style style:name="P40" style:family="paragraph" style:parent-style-name="Preformatted_20_Text">
      <style:text-properties officeooo:rsid="00797bd6" officeooo:paragraph-rsid="00797bd6"/>
    </style:style>
    <style:style style:name="P41" style:family="paragraph" style:parent-style-name="Preformatted_20_Text">
      <style:text-properties officeooo:rsid="007b6cf8" officeooo:paragraph-rsid="007b6cf8"/>
    </style:style>
    <style:style style:name="P42" style:family="paragraph" style:parent-style-name="Preformatted_20_Text">
      <style:text-properties officeooo:paragraph-rsid="007b6cf8"/>
    </style:style>
    <style:style style:name="P43" style:family="paragraph" style:parent-style-name="Preformatted_20_Text">
      <style:text-properties officeooo:rsid="007bbcd6" officeooo:paragraph-rsid="007bbcd6"/>
    </style:style>
    <style:style style:name="P44" style:family="paragraph" style:parent-style-name="Preformatted_20_Text">
      <style:text-properties officeooo:rsid="007d019f" officeooo:paragraph-rsid="007d019f"/>
    </style:style>
    <style:style style:name="P45" style:family="paragraph" style:parent-style-name="Preformatted_20_Text">
      <style:text-properties officeooo:rsid="007df145" officeooo:paragraph-rsid="007df145"/>
    </style:style>
    <style:style style:name="P46" style:family="paragraph" style:parent-style-name="Preformatted_20_Text">
      <style:text-properties fo:color="#ff0066" fo:font-size="8pt" fo:font-weight="bold" style:font-size-asian="8pt" style:font-weight-asian="bold" style:font-size-complex="8pt" style:font-weight-complex="bold"/>
    </style:style>
    <style:style style:name="P47" style:family="paragraph" style:parent-style-name="Preformatted_20_Text">
      <style:text-properties officeooo:rsid="00855850" officeooo:paragraph-rsid="00855850"/>
    </style:style>
    <style:style style:name="P48" style:family="paragraph" style:parent-style-name="Preformatted_20_Text">
      <style:paragraph-properties fo:margin-top="0cm" fo:margin-bottom="0.499cm" style:contextual-spacing="false"/>
    </style:style>
    <style:style style:name="P49" style:family="paragraph" style:parent-style-name="Preformatted_20_Text">
      <style:paragraph-properties fo:margin-top="0cm" fo:margin-bottom="0.499cm" style:contextual-spacing="false"/>
      <style:text-properties style:font-name="Liberation Serif"/>
    </style:style>
    <style:style style:name="P50" style:family="paragraph" style:parent-style-name="Preformatted_20_Text">
      <style:paragraph-properties fo:margin-top="0cm" fo:margin-bottom="0.499cm" style:contextual-spacing="false" fo:line-height="100%"/>
      <style:text-properties style:font-name="Liberation Serif" fo:font-size="12pt" officeooo:rsid="0012ac15" officeooo:paragraph-rsid="0012ac15" style:font-size-asian="10.5pt" style:font-size-complex="12pt"/>
    </style:style>
    <style:style style:name="P51" style:family="paragraph" style:parent-style-name="Preformatted_20_Text">
      <style:paragraph-properties fo:margin-top="0cm" fo:margin-bottom="0.499cm" style:contextual-spacing="false"/>
      <style:text-properties style:font-name="Liberation Serif" fo:font-size="10pt" style:font-size-asian="10pt" style:font-size-complex="10pt"/>
    </style:style>
    <style:style style:name="P52" style:family="paragraph" style:parent-style-name="Preformatted_20_Text">
      <style:paragraph-properties fo:margin-top="0cm" fo:margin-bottom="0.499cm" style:contextual-spacing="false"/>
      <style:text-properties style:font-name="Liberation Serif" officeooo:rsid="0024859e" officeooo:paragraph-rsid="0024859e"/>
    </style:style>
    <style:style style:name="P53" style:family="paragraph" style:parent-style-name="Preformatted_20_Text">
      <style:paragraph-properties fo:margin-top="0cm" fo:margin-bottom="0.499cm" style:contextual-spacing="false"/>
      <style:text-properties style:font-name="Liberation Serif" fo:font-size="13pt" officeooo:paragraph-rsid="00105557" fo:background-color="#ffff99" style:font-size-asian="13pt" style:font-size-complex="13pt"/>
    </style:style>
    <style:style style:name="P54" style:family="paragraph" style:parent-style-name="Preformatted_20_Text">
      <style:paragraph-properties fo:margin-top="0cm" fo:margin-bottom="0.499cm" style:contextual-spacing="false"/>
      <style:text-properties fo:color="#ff0000" style:font-name="Liberation Serif" fo:font-size="13pt" fo:font-weight="bold" officeooo:paragraph-rsid="00105557" style:font-size-asian="13pt" style:font-weight-asian="bold" style:font-size-complex="13pt" style:font-weight-complex="bold"/>
    </style:style>
    <style:style style:name="P55" style:family="paragraph" style:parent-style-name="Preformatted_20_Text">
      <style:paragraph-properties fo:margin-top="0cm" fo:margin-bottom="0.499cm" style:contextual-spacing="false"/>
      <style:text-properties officeooo:rsid="0024859e" officeooo:paragraph-rsid="00359643"/>
    </style:style>
    <style:style style:name="P56" style:family="paragraph" style:parent-style-name="Preformatted_20_Text">
      <style:paragraph-properties fo:margin-top="0cm" fo:margin-bottom="0.499cm" style:contextual-spacing="false"/>
      <style:text-properties officeooo:paragraph-rsid="0038b054"/>
    </style:style>
    <style:style style:name="P57" style:family="paragraph" style:parent-style-name="Preformatted_20_Text">
      <style:paragraph-properties fo:margin-top="0cm" fo:margin-bottom="0.499cm" style:contextual-spacing="false"/>
      <style:text-properties officeooo:rsid="0020108c" officeooo:paragraph-rsid="00584306"/>
    </style:style>
    <style:style style:name="P58" style:family="paragraph" style:parent-style-name="Preformatted_20_Text">
      <style:paragraph-properties fo:margin-top="0cm" fo:margin-bottom="0.499cm" style:contextual-spacing="false"/>
      <style:text-properties officeooo:paragraph-rsid="00630e02"/>
    </style:style>
    <style:style style:name="P59" style:family="paragraph" style:parent-style-name="Preformatted_20_Text">
      <style:paragraph-properties fo:margin-top="0cm" fo:margin-bottom="0.499cm" style:contextual-spacing="false"/>
      <style:text-properties officeooo:paragraph-rsid="006aebd7"/>
    </style:style>
    <style:style style:name="P60" style:family="paragraph" style:parent-style-name="Preformatted_20_Text">
      <style:paragraph-properties fo:margin-top="0cm" fo:margin-bottom="0.499cm" style:contextual-spacing="false"/>
      <style:text-properties officeooo:rsid="006ea66b" officeooo:paragraph-rsid="00703fab"/>
    </style:style>
    <style:style style:name="P61" style:family="paragraph" style:parent-style-name="Preformatted_20_Text">
      <style:paragraph-properties fo:margin-top="0cm" fo:margin-bottom="0.499cm" style:contextual-spacing="false"/>
      <style:text-properties officeooo:paragraph-rsid="00703fab"/>
    </style:style>
    <style:style style:name="P62" style:family="paragraph" style:parent-style-name="Preformatted_20_Text">
      <style:paragraph-properties fo:background-color="transparent">
        <style:background-image/>
      </style:paragraph-properties>
      <style:text-properties style:font-name="Liberation Serif" officeooo:rsid="003b7724" officeooo:paragraph-rsid="006aebd7"/>
    </style:style>
    <style:style style:name="P63" style:family="paragraph" style:parent-style-name="Text_20_body">
      <style:text-properties officeooo:rsid="008703ed" officeooo:paragraph-rsid="008703ed"/>
    </style:style>
    <style:style style:name="P64" style:family="paragraph" style:parent-style-name="Text_20_body">
      <style:text-properties officeooo:rsid="0088dfad" officeooo:paragraph-rsid="0088dfad"/>
    </style:style>
    <style:style style:name="P65" style:family="paragraph" style:parent-style-name="Heading_20_3">
      <style:text-properties officeooo:rsid="0020108c" officeooo:paragraph-rsid="0020108c"/>
    </style:style>
    <style:style style:name="P66" style:family="paragraph" style:parent-style-name="Heading_20_3">
      <style:text-properties officeooo:rsid="00271ee8" officeooo:paragraph-rsid="002b30a2"/>
    </style:style>
    <style:style style:name="P67" style:family="paragraph" style:parent-style-name="Heading_20_3">
      <style:text-properties officeooo:rsid="002736f6" officeooo:paragraph-rsid="002736f6"/>
    </style:style>
    <style:style style:name="P68" style:family="paragraph" style:parent-style-name="Heading_20_3">
      <style:text-properties officeooo:rsid="00752c74" officeooo:paragraph-rsid="00752c74"/>
    </style:style>
    <style:style style:name="P69" style:family="paragraph" style:parent-style-name="Heading_20_3">
      <style:text-properties officeooo:rsid="0076ff6e" officeooo:paragraph-rsid="0076ff6e"/>
    </style:style>
    <style:style style:name="P70" style:family="paragraph" style:parent-style-name="Heading_20_1">
      <style:text-properties officeooo:rsid="00105557" officeooo:paragraph-rsid="00105557"/>
    </style:style>
    <style:style style:name="P71" style:family="paragraph" style:parent-style-name="Heading_20_1">
      <style:text-properties officeooo:rsid="008703ed" officeooo:paragraph-rsid="008703ed"/>
    </style:style>
    <style:style style:name="P72" style:family="paragraph" style:parent-style-name="Heading_20_2">
      <style:text-properties fo:font-weight="bold" style:font-weight-asian="bold" style:font-weight-complex="bold"/>
    </style:style>
    <style:style style:name="P73" style:family="paragraph" style:parent-style-name="Preformatted_20_Text" style:list-style-name="L1"/>
    <style:style style:name="P74" style:family="paragraph" style:parent-style-name="Preformatted_20_Text" style:list-style-name="L2"/>
    <style:style style:name="P75" style:family="paragraph" style:parent-style-name="Preformatted_20_Text" style:list-style-name="L2">
      <style:paragraph-properties fo:line-height="100%"/>
      <style:text-properties officeooo:rsid="00105557" officeooo:paragraph-rsid="00105557"/>
    </style:style>
    <style:style style:name="P76" style:family="paragraph" style:parent-style-name="Preformatted_20_Text" style:list-style-name="L3">
      <style:text-properties style:font-name="Liberation Mono" fo:font-size="10pt" officeooo:rsid="00105557" officeooo:paragraph-rsid="00105557" style:font-size-asian="10pt" style:font-size-complex="10pt"/>
    </style:style>
    <style:style style:name="P77" style:family="paragraph" style:parent-style-name="Preformatted_20_Text" style:list-style-name="L3">
      <style:text-properties style:font-name="Liberation Mono" fo:font-size="10pt" officeooo:paragraph-rsid="00105557" style:font-size-asian="10pt" style:font-size-complex="10pt"/>
    </style:style>
    <style:style style:name="P78" style:family="paragraph" style:parent-style-name="Preformatted_20_Text" style:list-style-name="L4">
      <style:text-properties fo:font-size="9pt" style:font-size-asian="9pt" style:font-size-complex="9pt"/>
    </style:style>
    <style:style style:name="P79" style:family="paragraph" style:parent-style-name="Preformatted_20_Text" style:list-style-name="L2">
      <style:paragraph-properties fo:margin-top="0cm" fo:margin-bottom="0.499cm" style:contextual-spacing="false"/>
    </style:style>
    <style:style style:name="P80" style:family="paragraph" style:parent-style-name="Preformatted_20_Text" style:list-style-name="L3">
      <style:paragraph-properties fo:margin-top="0cm" fo:margin-bottom="0.499cm" style:contextual-spacing="false"/>
      <style:text-properties style:font-name="Liberation Mono" fo:font-size="10pt" officeooo:paragraph-rsid="00105557" style:font-size-asian="10pt" style:font-size-complex="10pt"/>
    </style:style>
    <style:style style:name="P81" style:family="paragraph" style:parent-style-name="Preformatted_20_Text">
      <style:paragraph-properties fo:margin-top="0cm" fo:margin-bottom="0.499cm" style:contextual-spacing="false"/>
      <style:text-properties officeooo:rsid="0088ed4a" officeooo:paragraph-rsid="0088ed4a"/>
    </style:style>
    <style:style style:name="P82" style:family="paragraph" style:parent-style-name="Preformatted_20_Text">
      <style:paragraph-properties fo:margin-top="0cm" fo:margin-bottom="0.499cm" style:contextual-spacing="false"/>
      <style:text-properties officeooo:rsid="008a966e" officeooo:paragraph-rsid="008a966e"/>
    </style:style>
    <style:style style:name="T1" style:family="text">
      <style:text-properties officeooo:rsid="00105557"/>
    </style:style>
    <style:style style:name="T2" style:family="text">
      <style:text-properties officeooo:rsid="0017df2c"/>
    </style:style>
    <style:style style:name="T3" style:family="text">
      <style:text-properties officeooo:rsid="0019d77d"/>
    </style:style>
    <style:style style:name="T4" style:family="text">
      <style:text-properties officeooo:rsid="001d54fd"/>
    </style:style>
    <style:style style:name="T5" style:family="text">
      <style:text-properties officeooo:rsid="001f3309"/>
    </style:style>
    <style:style style:name="T6" style:family="text">
      <style:text-properties officeooo:rsid="0020108c"/>
    </style:style>
    <style:style style:name="T7" style:family="text">
      <style:text-properties officeooo:rsid="00217049"/>
    </style:style>
    <style:style style:name="T8" style:family="text">
      <style:text-properties fo:color="#000000" fo:font-size="10pt" fo:background-color="transparent" loext:char-shading-value="0" style:font-size-asian="10pt" style:font-size-complex="10pt"/>
    </style:style>
    <style:style style:name="T9" style:family="text">
      <style:text-properties fo:color="#000000" fo:background-color="transparent" loext:char-shading-value="0"/>
    </style:style>
    <style:style style:name="T10" style:family="text">
      <style:text-properties officeooo:rsid="0032e8d0"/>
    </style:style>
    <style:style style:name="T11" style:family="text">
      <style:text-properties officeooo:rsid="0033b965"/>
    </style:style>
    <style:style style:name="T12" style:family="text">
      <style:text-properties officeooo:rsid="00359643"/>
    </style:style>
    <style:style style:name="T13" style:family="text">
      <style:text-properties officeooo:rsid="003741b8"/>
    </style:style>
    <style:style style:name="T14" style:family="text">
      <style:text-properties officeooo:rsid="00375286"/>
    </style:style>
    <style:style style:name="T15" style:family="text">
      <style:text-properties officeooo:rsid="0038b054"/>
    </style:style>
    <style:style style:name="T16" style:family="text">
      <style:text-properties style:font-name="Liberation Serif" fo:font-size="10pt" style:font-size-asian="10pt" style:font-size-complex="10pt"/>
    </style:style>
    <style:style style:name="T17" style:family="text">
      <style:text-properties style:font-name="Liberation Serif" fo:font-size="10pt" officeooo:rsid="0032e8d0" style:font-size-asian="10pt" style:font-size-complex="10pt"/>
    </style:style>
    <style:style style:name="T18" style:family="text">
      <style:text-properties style:font-name="Liberation Serif" fo:font-size="10pt" fo:font-weight="normal" officeooo:rsid="0038b054" style:font-size-asian="10pt" style:font-weight-asian="normal" style:font-size-complex="10pt" style:font-weight-complex="normal"/>
    </style:style>
    <style:style style:name="T19" style:family="text">
      <style:text-properties style:font-name="Liberation Serif" fo:font-size="10pt" fo:font-weight="normal" officeooo:rsid="0058406b" style:font-size-asian="10pt" style:font-weight-asian="normal" style:font-size-complex="10pt" style:font-weight-complex="normal"/>
    </style:style>
    <style:style style:name="T20" style:family="text">
      <style:text-properties style:font-name="Liberation Mono" officeooo:rsid="0038b054"/>
    </style:style>
    <style:style style:name="T21" style:family="text">
      <style:text-properties style:font-name="Liberation Mono" fo:font-weight="normal" style:font-weight-asian="normal" style:font-weight-complex="normal"/>
    </style:style>
    <style:style style:name="T22" style:family="text">
      <style:text-properties style:font-name="Liberation Mono" fo:font-size="10pt" style:font-size-asian="10pt" style:font-size-complex="10pt"/>
    </style:style>
    <style:style style:name="T23" style:family="text">
      <style:text-properties style:font-name="Liberation Mono" fo:font-size="10pt" officeooo:rsid="00445423" style:font-size-asian="10pt" style:font-size-complex="10pt"/>
    </style:style>
    <style:style style:name="T24" style:family="text">
      <style:text-properties officeooo:rsid="0038ba82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font-weight="normal" style:font-weight-asian="normal" style:font-weight-complex="normal"/>
    </style:style>
    <style:style style:name="T27" style:family="text">
      <style:text-properties officeooo:rsid="003acab7"/>
    </style:style>
    <style:style style:name="T28" style:family="text">
      <style:text-properties officeooo:rsid="0040f2b9"/>
    </style:style>
    <style:style style:name="T29" style:family="text">
      <style:text-properties officeooo:rsid="0043939c"/>
    </style:style>
    <style:style style:name="T30" style:family="text">
      <style:text-properties officeooo:rsid="00445423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officeooo:rsid="0024859e" style:font-size-asian="10pt" style:font-size-complex="10pt"/>
    </style:style>
    <style:style style:name="T33" style:family="text">
      <style:text-properties officeooo:rsid="00450afa"/>
    </style:style>
    <style:style style:name="T34" style:family="text">
      <style:text-properties officeooo:rsid="004637aa"/>
    </style:style>
    <style:style style:name="T35" style:family="text">
      <style:text-properties officeooo:rsid="0024859e"/>
    </style:style>
    <style:style style:name="T36" style:family="text">
      <style:text-properties officeooo:rsid="004cbb7b"/>
    </style:style>
    <style:style style:name="T37" style:family="text">
      <style:text-properties officeooo:rsid="004e8b2b"/>
    </style:style>
    <style:style style:name="T38" style:family="text">
      <style:text-properties officeooo:rsid="00545db8"/>
    </style:style>
    <style:style style:name="T39" style:family="text">
      <style:text-properties officeooo:rsid="005d4c60"/>
    </style:style>
    <style:style style:name="T40" style:family="text">
      <style:text-properties officeooo:rsid="0062813c"/>
    </style:style>
    <style:style style:name="T41" style:family="text">
      <style:text-properties officeooo:rsid="0066e2b2"/>
    </style:style>
    <style:style style:name="T42" style:family="text">
      <style:text-properties officeooo:rsid="0069238f"/>
    </style:style>
    <style:style style:name="T43" style:family="text">
      <style:text-properties officeooo:rsid="006f01a4"/>
    </style:style>
    <style:style style:name="T44" style:family="text">
      <style:text-properties officeooo:rsid="00703fab"/>
    </style:style>
    <style:style style:name="T45" style:family="text">
      <style:text-properties officeooo:rsid="0076ff6e"/>
    </style:style>
    <style:style style:name="T46" style:family="text">
      <style:text-properties officeooo:rsid="007769af"/>
    </style:style>
    <style:style style:name="T47" style:family="text">
      <style:text-properties officeooo:rsid="0077b436"/>
    </style:style>
    <style:style style:name="T48" style:family="text">
      <style:text-properties officeooo:rsid="007c376d"/>
    </style:style>
    <style:style style:name="T49" style:family="text">
      <style:text-properties officeooo:rsid="007d019f"/>
    </style:style>
    <style:style style:name="T50" style:family="text">
      <style:text-properties officeooo:rsid="008058b7"/>
    </style:style>
    <style:style style:name="T51" style:family="text">
      <style:text-properties officeooo:rsid="008239c8"/>
    </style:style>
    <style:style style:name="T52" style:family="text">
      <style:text-properties officeooo:rsid="0083f62c"/>
    </style:style>
    <style:style style:name="T53" style:family="text">
      <style:text-properties officeooo:rsid="0088dfad"/>
    </style:style>
    <style:style style:name="T54" style:family="text">
      <style:text-properties officeooo:rsid="008a0c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0" text:outline-level="1">Building Bento Trusty </text:h>
      <text:h text:style-name="Heading_20_2" text:outline-level="2">Core components <text:span text:style-name="T5">(Sushi)</text:span> :</text:h>
      <text:p text:style-name="P1"><text:a xlink:type="simple" xlink:href="https://answers.launchpad.net/ubuntu-mini-remix/+faq/33" office:name="FAQ Ubuntu Mini Remix" office:target-frame-name="_blank" xlink:show="new">Ubuntu Mini Remix</text:a> :</text:p>
      <text:list xml:id="list1108069609434267552" text:style-name="L1">
        <text:list-item>
          <text:p text:style-name="P73">ubuntu-minimal (meta package)</text:p>
        </text:list-item>
        <text:list-item>
          <text:p text:style-name="P73">ubuntu-standard (meta package)</text:p>
        </text:list-item>
        <text:list-item>
          <text:p text:style-name="P73">casper</text:p>
        </text:list-item>
        <text:list-item>
          <text:p text:style-name="P73">lupin-casper</text:p>
          <text:p text:style-name="P73"/>
        </text:list-item>
      </text:list>
      <text:p text:style-name="P9">Are also needed in core :</text:p>
      <text:list xml:id="list1121028900715118831" text:style-name="L2">
        <text:list-item>
          <text:p text:style-name="P75">libc-dev-bin</text:p>
        </text:list-item>
        <text:list-item>
          <text:p text:style-name="P74">libc6-dev</text:p>
        </text:list-item>
        <text:list-item>
          <text:p text:style-name="P79">linux-libc-dev</text:p>
        </text:list-item>
      </text:list>
      <text:p text:style-name="Text_20_body">Needed in the Live and should be removed (under certain conditions) at post-install :</text:p>
      <text:list xml:id="list7655263270763030069" text:style-name="L3">
        <text:list-item>
          <text:p text:style-name="P76">ibus</text:p>
        </text:list-item>
        <text:list-item>
          <text:p text:style-name="P77">ibus-gtk</text:p>
        </text:list-item>
        <text:list-item>
          <text:p text:style-name="P77">ibus-gtk3</text:p>
        </text:list-item>
        <text:list-item>
          <text:p text:style-name="P80">libibus-1.0-0</text:p>
        </text:list-item>
      </text:list>
      <text:p text:style-name="P53">/!\ <text:span text:style-name="T1">Can't be setup for removal at post-install in Ubuntu Builder because it lacks the feature;</text:span></text:p>
      <text:p text:style-name="P54">/!\ <text:span text:style-name="T2">Would bring in 246 MB of additional disk space used. Will try without them atm;</text:span></text:p>
      <text:p text:style-name="P50">In Ubuntu Builer, after extracting the UMR 14.04, changing the sources.list, from:</text:p>
      <text:list xml:id="list9020001870390593493" text:style-name="L4">
        <text:list-item>
          <text:p text:style-name="P78">deb http://archive.ubuntu.com/ubuntu/ trusty main restricted </text:p>
        </text:list-item>
        <text:list-item>
          <text:p text:style-name="P78">deb http://security.ubuntu.com/ubuntu/ trusty-security main restricted </text:p>
        </text:list-item>
        <text:list-item>
          <text:p text:style-name="P78">deb http://archive.ubuntu.com/ubuntu/ trusty-updates main restricted</text:p>
        </text:list-item>
      </text:list>
      <text:p text:style-name="Preformatted_20_Text"/>
      <text:p text:style-name="P4">to :</text:p>
      <text:p text:style-name="P35"># See http://help.ubuntu.com/community/UpgradeNotes for how to upgrade to</text:p>
      <text:p text:style-name="P35"># newer versions of the distribution.</text:p>
      <text:p text:style-name="P35">deb http://archive.ubuntu.com/ubuntu trusty main restricted</text:p>
      <text:p text:style-name="P35"/>
      <text:p text:style-name="P35">## Major bug fix updates produced after the final release of the</text:p>
      <text:p text:style-name="P35">## distribution.</text:p>
      <text:p text:style-name="P35">deb http://archive.ubuntu.com/ubuntu trusty-updates main restricted</text:p>
      <text:p text:style-name="P35"/>
      <text:p text:style-name="P35">## N.B. software from this repository is ENTIRELY UNSUPPORTED by the Ubuntu</text:p>
      <text:p text:style-name="P35">## team. Also, please note that software in universe WILL NOT receive any</text:p>
      <text:p text:style-name="P35">## review or updates from the Ubuntu security team.</text:p>
      <text:p text:style-name="P35">deb http://archive.ubuntu.com/ubuntu trusty universe</text:p>
      <text:p text:style-name="P35">deb http://archive.ubuntu.com/ubuntu trusty-updates universe</text:p>
      <text:p text:style-name="P35"/>
      <text:p text:style-name="P35">## N.B. software from this repository is ENTIRELY UNSUPPORTED by the Ubuntu </text:p>
      <text:p text:style-name="P35">## team, and may not be under a free licence. Please satisfy yourself as to </text:p>
      <text:p text:style-name="P35">## your rights to use the software. Also, please note that software in </text:p>
      <text:p text:style-name="P35">## multiverse WILL NOT receive any review or updates from the Ubuntu</text:p>
      <text:p text:style-name="P35">## security team.</text:p>
      <text:p text:style-name="P35">deb http://archive.ubuntu.com/ubuntu trusty multiverse</text:p>
      <text:p text:style-name="P35">deb http://archive.ubuntu.com/ubuntu trusty-updates multiverse</text:p>
      <text:p text:style-name="P35"><text:soft-page-break/></text:p>
      <text:p text:style-name="P35">## N.B. software from this repository may not have been tested as</text:p>
      <text:p text:style-name="P35">## extensively as that contained in the main release, although it includes</text:p>
      <text:p text:style-name="P35">## newer versions of some applications which may provide useful features.</text:p>
      <text:p text:style-name="P35">## Also, please note that software in backports WILL NOT receive any review</text:p>
      <text:p text:style-name="P35">## or updates from the Ubuntu security team.</text:p>
      <text:p text:style-name="P35"># deb http://archive.ubuntu.com/ubuntu/ trusty-backports main restricted universe multiverse</text:p>
      <text:p text:style-name="P35"># deb-src http://archive.ubuntu.com/ubuntu/ trusty-backports main restricted universe multiverse</text:p>
      <text:p text:style-name="P35"/>
      <text:p text:style-name="P35">deb http://archive.ubuntu.com/ubuntu trusty-security main restricted</text:p>
      <text:p text:style-name="P35">deb http://archive.ubuntu.com/ubuntu trusty-security universe</text:p>
      <text:p text:style-name="P35">deb http://archive.ubuntu.com/ubuntu trusty-security multiverse</text:p>
      <text:p text:style-name="P35"/>
      <text:p text:style-name="P35">## Uncomment the following two lines to add software from Canonical's</text:p>
      <text:p text:style-name="P35">## 'partner' repository.</text:p>
      <text:p text:style-name="P35">## This software is not part of Ubuntu, but is offered by Canonical and the</text:p>
      <text:p text:style-name="P35">## respective vendors as a service to Ubuntu users.</text:p>
      <text:p text:style-name="P35"># deb http://archive.canonical.com/ubuntu trusty partner</text:p>
      <text:p text:style-name="P35"># deb-src http://archive.canonical.com/ubuntu trusty partner</text:p>
      <text:p text:style-name="P35"/>
      <text:p text:style-name="P35">## This software is not part of Ubuntu, but is offered by third-party</text:p>
      <text:p text:style-name="P35">## developers who want to ship their latest software.</text:p>
      <text:p text:style-name="P35"># deb http://extras.ubuntu.com/ubuntu trusty main</text:p>
      <text:p text:style-name="P35"># deb-src http://extras.ubuntu.com/ubuntu trusty main</text:p>
      <text:p text:style-name="P35">deb http://archive.ubuntu.com/ubuntu trusty-backports universe multiverse restricted main</text:p>
      <text:p text:style-name="P35">deb http://archive.ubuntu.com/ubuntu trusty-proposed main restricted universe multiverse</text:p>
      <text:p text:style-name="P11"/>
      <text:p text:style-name="P11"/>
      <text:p text:style-name="P4"><text:span text:style-name="T25">/!\</text:span><text:span text:style-name="T26"> </text:span>This is the sources.list taken from my own home made Trusty Bento install. It can/<text:span text:style-name="T24">should</text:span> be amended to fit whatever is used in the versions officially supported, as we aim to be close to them.</text:p>
      <text:p text:style-name="P10">/!\ <text:span text:style-name="T50">From the Lubuntu 14.04.1 iso file :</text:span></text:p>
      <text:p text:style-name="P46">deb http://archive.ubuntu.com/ubuntu/ trusty main restricted universe multiverse</text:p>
      <text:p text:style-name="P46">deb http://security.ubuntu.com/ubuntu/ trusty-security main restricted universe multiverse</text:p>
      <text:p text:style-name="P46">deb http://archive.ubuntu.com/ubuntu/ trusty-updates main restricted universe multiverse</text:p>
      <text:p text:style-name="P46"/>
      <text:p text:style-name="P4">In Ubuntu Builder: now it has to be updated. Opening the chroot console and starting an «apt-get update ; apt-get dist-upgrade» command, so we are going to have a build updated to 14.04.1 + more updates if any.</text:p>
      <text:p text:style-name="P4">Graphical environment:</text:p>
      <text:p text:style-name="P4"><text:span text:style-name="T30"># X</text:span>org plus some of the suggested packages <text:span text:style-name="T3">list</text:span>:</text:p>
      <text:p text:style-name="P13"><text:s/><text:span text:style-name="T23">xorg</text:span><text:span text:style-name="T22"> libglide3 mesa-utils xfonts-100dpi xfonts-75dpi gpointing-device-settings </text:span></text:p>
      <text:p text:style-name="P28"><text:s text:c="2"/>xfonts-cyrillic</text:p>
      <text:p text:style-name="P13"/>
      <text:p text:style-name="P2"><text:span text:style-name="T30"># </text:span>Tool for <text:span text:style-name="T30">easy </text:span>build <text:span text:style-name="T30">as</text:span> Synaptic is needed quite soon in Ubuntu Builder <text:span text:style-name="T30">and installing it's fellow # software-properties-gtk as well</text:span></text:p>
      <text:p text:style-name="P29">synaptic <text:span text:style-name="T4">software-properties-gtk</text:span></text:p>
      <text:p text:style-name="P29"/>
      <text:h text:style-name="Heading_20_3" text:outline-level="3">Openbox environment // <text:span text:style-name="T6">to be installed</text:span></text:h>
      <text:p text:style-name="P16"># Install packages for the Openbox environment setup</text:p>
      <text:p text:style-name="P36">openbox <text:span text:style-name="T6">openbox-menu </text:span>sakura obconf obmenu hsetroot xsnow feh tint2 lxpanel pcmanfm <text:span text:style-name="T51">lxappearance</text:span> lxappearance-obconf lxrandr libjpeg-progs</text:p>
      <text:p text:style-name="Preformatted_20_Text"/>
      <text:p text:style-name="P4"># replacing xcompmgr with compton -<text:span text:style-name="T6"> see the compton config gui if it can be used</text:span></text:p>
      <text:p text:style-name="P25">compton</text:p>
      <text:p text:style-name="Preformatted_20_Text"><text:soft-page-break/></text:p>
      <text:p text:style-name="P14"># obsession which provides basic session management:</text:p>
      <text:p text:style-name="P15"># Install obsession from mimas development webspace (by compiling or better, by </text:p>
      <text:p text:style-name="P15"># making a ppa package using the Debian build from captnfab, as the package isn't </text:p>
      <text:p text:style-name="P15"># yet available).</text:p>
      <text:p text:style-name="P32"><text:a xlink:type="simple" xlink:href="https://bitbucket.org/fabriceT/obsession">https://bitbucket.org/fabriceT/obsession</text:a></text:p>
      <text:p text:style-name="P32"><text:a xlink:type="simple" xlink:href="https://ftp-master.debian.org/new/obsession_20130822-1.html">https://ftp-master.debian.org/new/obsession_20130822-1.html</text:a></text:p>
      <text:p text:style-name="P32"/>
      <text:p text:style-name="Preformatted_20_Text"/>
      <text:p text:style-name="P18"># <text:span text:style-name="T6">Specific user configuration files : must be listed here after and be made </text:span></text:p>
      <text:p text:style-name="P17"># available somewhere it can be downloaded from for packaging or making scripts</text:p>
      <text:p text:style-name="Preformatted_20_Text"/>
      <text:p text:style-name="P2"><text:span text:style-name="T33"># </text:span>Openbox configuration files:</text:p>
      <text:p text:style-name="P24">autostart</text:p>
      <text:p text:style-name="P24">menu.xml</text:p>
      <text:p text:style-name="P24">rc.xml</text:p>
      <text:p text:style-name="P24">environment</text:p>
      <text:p text:style-name="P24"><text:s/>d: lang/translations</text:p>
      <text:p text:style-name="P24"><text:s/>d: scripts/to start some items</text:p>
      <text:p text:style-name="P24">Some scripts are in<text:span text:style-name="T34">side</text:span> /usr/local/bin </text:p>
      <text:p text:style-name="P24"/>
      <text:p text:style-name="P4"><text:span text:style-name="T33"># </text:span>Other configuration files:</text:p>
      <text:p text:style-name="P31">Tint2 configuration files</text:p>
      <text:p text:style-name="P31">PCManFM/<text:span text:style-name="T27">LibFM</text:span> configuration files</text:p>
      <text:p text:style-name="P31">Midori configuration files</text:p>
      <text:p text:style-name="P31"/>
      <text:p text:style-name="P19"><text:span text:style-name="T28"># </text:span>The full list here:</text:p>
      <text:p text:style-name="P20"># Install configuration files for Bento Ubuntu Openbox Remix, ie the ones for </text:p>
      <text:p text:style-name="P20"><text:span text:style-name="T28"># </text:span>openbox-menu, tint2 and more</text:p>
      <text:p text:style-name="Preformatted_20_Text">wget -q -c -P / http://meets.free.fr/Downloads/BentoVillageProject/Configurations/UserConfig/etcskel.tar.xz</text:p>
      <text:p text:style-name="Preformatted_20_Text">tar xvJf /etcskel.tar.xz -C /</text:p>
      <text:p text:style-name="P48">rm -f /etcskel.tar.xz</text:p>
      <text:p text:style-name="P6"># Install <text:span text:style-name="T34">s</text:span>pecific root configuration files (mostly to make the root gui apps and the prompt of the console look good):</text:p>
      <text:p text:style-name="Preformatted_20_Text">wget -c / http://meets.free.fr/Downloads/BentoVillageProject/Configurations/System/bento-root-directory.tar.xz</text:p>
      <text:p text:style-name="Preformatted_20_Text">tar xvfJ /bento-root-directory.tar.xz</text:p>
      <text:p text:style-name="P48">rm -f /bento-root-directory.tar.xz</text:p>
      <text:p text:style-name="P24"/>
      <text:p text:style-name="P4"># Install <text:span text:style-name="T7">some</text:span> packages for the <text:span text:style-name="T7">desktop environment</text:span></text:p>
      <text:p text:style-name="P57">xdg-user-dirs xdg-user-dirs-gtk policykit-desktop-privileges gnome-keyring scim</text:p>
      <text:h text:style-name="P65" text:outline-level="3">System tools // to be <text:span text:style-name="T38">installed</text:span></text:h>
      <text:p text:style-name="P4"># List borrowed from Lubuntu core - http://packages.ubuntu.com/precise/lubuntu-core</text:p>
      <text:p text:style-name="P48">apt-get -q -y install anacron bc ca-certificates ghostscript-x inputattach nvidia-common zip acpi-support avahi-daemon kerneloops-daemon libnss-mdns pcmciautils</text:p>
      <text:p text:style-name="P52"># A few useful fonts:</text:p>
      <text:p text:style-name="P55"><text:soft-page-break/>apt-get -q -y install fonts-droid fonts-liberation ttf-dejavu <text:span text:style-name="T12">t</text:span>tf-freefont</text:p>
      <text:p text:style-name="Text_20_body"><text:span text:style-name="T31"># Install system and hardware related packages</text:span> </text:p>
      <text:p text:style-name="P48">apt-get -q -y install acpid apmd sdparm <text:span text:style-name="T7">linux-firmware </text:span>linux-firmware-nonfree hardinfo</text:p>
      <text:p text:style-name="P49"># Install a few more packages for the system</text:p>
      <text:p text:style-name="P48">upower udisks libpam-ck-connector</text:p>
      <text:p text:style-name="P51"># Packages for <text:span text:style-name="T13">the </text:span>network – <text:span text:style-name="T39">including « kmod » which contains files such as iwlwifi.conf</text:span></text:p>
      <text:p text:style-name="P58">libatm1 ethtool <text:span text:style-name="T39">kmod </text:span>wireless-tools wpasupplicant network-manager network-manager-gnome netplug tcpd tcpdump ppp pppconfig pppoe sshfs ssh ssh-import-id <text:s/>openssl rfkill usb-modeswitch</text:p>
      <text:p text:style-name="P4"># ZRAM <text:span text:style-name="T14">here we want ZRAM to be used in the Live even if the machine has up to 2 GB, and not just when it is ≤ 512 MB, and we want virtual block devices to be 1/4 of the available RAM, but not 50 % as is the default :</text:span></text:p>
      <text:p text:style-name="Preformatted_20_Text">apt-get -q -y install zram-config</text:p>
      <text:p text:style-name="Preformatted_20_Text">wget -q -c -P / <text:a xlink:type="simple" xlink:href="http://meets.free.fr/Downloads/BentoVillageProject/Configurations/OldConfig/OBUbuntu-Zram-live.tar.xz">http://meets.free.fr/Downloads/BentoVillageProject/Configurations/OldConfig/OBUbuntu-Zram-live.tar.xz</text:a> </text:p>
      <text:p text:style-name="Preformatted_20_Text">tar xvJf /OBUbuntu-Zram-live.tar.xz -C / </text:p>
      <text:p text:style-name="P48">rm -f /OBUbuntu-Zram-live.tar.xz</text:p>
      <text:p text:style-name="P62"><text:span text:style-name="T9"># </text:span><text:span text:style-name="T8">Laptops - </text:span><text:s/>Install driver and device to setup the touchpad on laptops and else related</text:p>
      <text:p text:style-name="P30"/>
      <text:p text:style-name="P30">laptop-detect</text:p>
      <text:p text:style-name="P37">xserver-xorg-input-synaptics </text:p>
      <text:p text:style-name="P37">xserver-xorg-input-mtrack </text:p>
      <text:p text:style-name="P37">gpointing-device-settings </text:p>
      <text:p text:style-name="P59">laptop-mode-tools</text:p>
      <text:p text:style-name="P4"># <text:span text:style-name="T44">uncategorized</text:span> packages I <text:span text:style-name="T42">may </text:span>want to have</text:p>
      <text:p text:style-name="P61">gksu libgtk2.0-bin librsvg2-common gnupg-agent gnupg2 sound-theme-freedesktop p7zip-full unzip ntp xterm dialog desktop-file-utils gvfs-backends gvfs-fuse pm-utils apport-gtk <text:span text:style-name="T40">cifs-utils ntfs-3g gvfs </text:span></text:p>
      <text:p text:style-name="P4"># file-system tools</text:p>
      <text:p text:style-name="P60"><text:span text:style-name="T43">btrfs-tools </text:span>reiserfsprogs jfsutils ntfsprogs </text:p>
      <text:h text:style-name="Heading_20_3" text:outline-level="3">To be added to the Live CD</text:h>
      <text:p text:style-name="P49"># Packages for install time</text:p>
      <text:p text:style-name="P48">gparted ubiquity ubiquity-casper ubiquity-frontend-gtk ubiquity-ubuntu-artwork </text:p>
      <text:p text:style-name="Text_20_body">#<text:span text:style-name="T31"> To be packaged, translated to a few langages (needs a pot file, the method to create it can be found in the sources of the ubiquity-slideshow) then installed : </text:span><text:span text:style-name="T32">ubiquity-slideshow-bento </text:span><text:span text:style-name="T35"><text:s/></text:span><text:a xlink:type="simple" xlink:href="http://meets.free.fr/Downloads/BentoVillageProject/Graphics/ubiquity-slideshow-bento-10.tar.xz"><text:span text:style-name="T35">http://meets.free.fr/Downloads/BentoVillageProject/Graphics/ubiquity-slideshow-bento-10.tar.xz</text:span></text:a></text:p>
      <text:p text:style-name="Preformatted_20_Text"><text:soft-page-break/></text:p>
      <text:p text:style-name="P4"># Needs to be checked :</text:p>
      <text:p text:style-name="P4"># If virtualbox-dkms is installed the guest graphical driver is not used</text:p>
      <text:p text:style-name="P4"># apt-get -q -y --purge remove virtualbox-dkms</text:p>
      <text:h text:style-name="P66" text:outline-level="3">Apps needed – to be <text:span text:style-name="T41">installed</text:span>: </text:h>
      <text:p text:style-name="Text_20_body">Midori ; mc ; geany ; sakura.</text:p>
      <text:p text:style-name="P12"># A few small text mode utilities</text:p>
      <text:p text:style-name="P48">apt-get -q -y install scrot irssi lftp testdisk foremost pastebinit htop mc wodim</text:p>
      <text:p text:style-name="Text_20_body"># whdd from Kamilion's ppa <text:span text:style-name="T16">- </text:span><text:span text:style-name="Strong_20_Emphasis"><text:span text:style-name="T18">the repos </text:span></text:span><text:span text:style-name="Strong_20_Emphasis"><text:span text:style-name="T19">will be</text:span></text:span><text:span text:style-name="Strong_20_Emphasis"><text:span text:style-name="T18"> there but </text:span></text:span><text:span text:style-name="Strong_20_Emphasis"><text:span text:style-name="T19">installing </text:span></text:span><text:span text:style-name="Strong_20_Emphasis"><text:span text:style-name="T18">the package </text:span></text:span><text:span text:style-name="Strong_20_Emphasis"><text:span text:style-name="T19">will be </text:span></text:span><text:span text:style-name="Strong_20_Emphasis"><text:span text:style-name="T18">up </text:span></text:span><text:span text:style-name="Strong_20_Emphasis"><text:span text:style-name="T19"># </text:span></text:span><text:span text:style-name="Strong_20_Emphasis"><text:span text:style-name="T18">to the user.</text:span></text:span></text:p>
      <text:p text:style-name="P56"><text:span text:style-name="T20">add-apt-repository </text:span><text:bookmark text:name="yui_3_10_3_1_1407911643482_174"/><text:span text:style-name="Strong_20_Emphasis"><text:span text:style-name="T21">ppa:kamilion/whdd ; </text:span></text:span></text:p>
      <text:h text:style-name="P67" text:outline-level="3">Graphics // To be done, installed, repackaged or packaged or scripted…</text:h>
      <text:p text:style-name="P7"><text:span text:style-name="T29"># </text:span>ISOLINUX theme <text:span text:style-name="T29">and Plymouth packages</text:span></text:p>
      <text:p text:style-name="P8"><text:span text:style-name="T36"># </text:span>ISOLINUX theme is to be provided</text:p>
      <text:p text:style-name="P21"># Install plymouth along with a theme</text:p>
      <text:p text:style-name="P48">apt-get -q -y install plymouth plymouth-label plymouth-theme-text <text:span text:style-name="T52">plymouth-theme-ubuntu-text</text:span></text:p>
      <text:p text:style-name="Preformatted_20_Text">Plymouth theme</text:p>
      <text:p text:style-name="Preformatted_20_Text">Lightdm theme</text:p>
      <text:p text:style-name="Preformatted_20_Text">Lxdm theme</text:p>
      <text:p text:style-name="Preformatted_20_Text">Desktop background (wallpaper)</text:p>
      <text:p text:style-name="Preformatted_20_Text">Lxpanel theme</text:p>
      <text:p text:style-name="Preformatted_20_Text">Openbox theme</text:p>
      <text:p text:style-name="Preformatted_20_Text">GTK2/GTK3 theme</text:p>
      <text:p text:style-name="Preformatted_20_Text">Icon theme :</text:p>
      <text:p text:style-name="P47">gnome-dust-icon-theme</text:p>
      <text:p text:style-name="Preformatted_20_Text"/>
      <text:p text:style-name="P3"># <text:span text:style-name="T15">Some of the </text:span>Graphics used so far :</text:p>
      <text:p text:style-name="P22"># Install GTK-3 theme</text:p>
      <text:p text:style-name="Preformatted_20_Text">wget -c / http://meets.free.fr/Downloads/BentoVillageProject/Graphics/bento-GTK3-Clearlooks-Phenix.tar.xz</text:p>
      <text:p text:style-name="Preformatted_20_Text">tar xvfJ /bento-GTK3-Clearlooks-Phenix.tar.xz</text:p>
      <text:p text:style-name="Preformatted_20_Text">rm -f /bento-GTK3-Clearlooks-Phenix.tar.xz</text:p>
      <text:p text:style-name="Preformatted_20_Text"/>
      <text:p text:style-name="P12"># Install Faenza-Cupertino icons</text:p>
      <text:p text:style-name="Preformatted_20_Text">wget -c / http://meets.free.fr/Downloads/BentoVillageProject/Graphics/bento-Faenza-Cupertino-icons.tar.xz</text:p>
      <text:p text:style-name="Preformatted_20_Text">tar xvfJ /bento-Faenza-Cupertino-icons.tar.xz</text:p>
      <text:p text:style-name="Preformatted_20_Text">rm -f /bento-Faenza-Cupertino-icons.tar.xz</text:p>
      <text:p text:style-name="Preformatted_20_Text"/>
      <text:p text:style-name="P12"># Install Bento backgrounds:</text:p>
      <text:p text:style-name="Preformatted_20_Text">wget -c / http://meets.free.fr/Downloads/BentoVillageProject/Graphics/bento-backgrounds.tar.xz</text:p>
      <text:p text:style-name="Preformatted_20_Text">tar xvJf /bento-backgrounds.tar.xz</text:p>
      <text:p text:style-name="Preformatted_20_Text">rm -f /bento-backgrounds.tar.xz</text:p>
      <text:p text:style-name="Preformatted_20_Text"/>
      <text:p text:style-name="P12"><text:soft-page-break/># Install modified lightdm-theme for Bento and background images</text:p>
      <text:p text:style-name="Preformatted_20_Text">wget -c / http://meets.free.fr/Downloads/BentoVillageProject/Graphics/bento-lightdm.tar.xz</text:p>
      <text:p text:style-name="Preformatted_20_Text">tar xvfJ /bento-lightdm.tar.xz -C /</text:p>
      <text:p text:style-name="Preformatted_20_Text">rm -f /bento-lightdm.tar.xz</text:p>
      <text:p text:style-name="Preformatted_20_Text"/>
      <text:p text:style-name="P12"># Install Bento Plymouth theme</text:p>
      <text:p text:style-name="Preformatted_20_Text">wget -c / http://meets.free.fr/Downloads/BentoVillageProject/Graphics/bento-plymouth.tar.xz</text:p>
      <text:p text:style-name="Preformatted_20_Text">tar xvfJ /bento-plymouth.tar.xz</text:p>
      <text:p text:style-name="Preformatted_20_Text">rm -f /bento-plymouth.tar.xz</text:p>
      <text:p text:style-name="Preformatted_20_Text"/>
      <text:p text:style-name="P12"># Install Bento Lxpanel theme</text:p>
      <text:p text:style-name="Preformatted_20_Text">wget -c / http://meets.free.fr/Downloads/BentoVillageProject/Graphics/bento-Lxpanel.tar.xz</text:p>
      <text:p text:style-name="Preformatted_20_Text">tar xvfJ /bento-Lxpanel.tar.xz</text:p>
      <text:p text:style-name="P48">rm -f /bento-Lxpanel.tar.xz</text:p>
      <text:h text:style-name="Heading_20_3" text:outline-level="3">For testing purposes :</text:h>
      <text:p text:style-name="P23"># Install drivers to test the distro in Virtualbox with possibly a good resolution</text:p>
      <text:p text:style-name="P48">apt-get -q -y install virtualbox-guest-utils virtualbox-guest-x11</text:p>
      <text:h text:style-name="Heading_20_3" text:outline-level="3">To be <text:span text:style-name="T11">also </text:span>added/modified in the system :</text:h>
      <text:p text:style-name="P2">* /<text:span text:style-name="T10">etc/gtk-3.0/settings.ini : change the gtk3 default theme ;</text:span></text:p>
      <text:p text:style-name="Text_20_body"><text:span text:style-name="T16">* /</text:span><text:span text:style-name="T17">usr/share/applications/synaptic-kde.desktop : make it have a « NoDisplay=true » line and manage not to have it in the menus (how does Lubuntu fix this?)</text:span></text:p>
      <text:h text:style-name="Heading_20_2" text:outline-level="2"><text:span text:style-name="T37">Bento = </text:span>Sushi + additional packages :</text:h>
      <text:p text:style-name="P5"># Current use</text:p>
      <text:p text:style-name="P38">Libreoffice</text:p>
      <text:p text:style-name="P38">libreoffice-gnome</text:p>
      <text:p text:style-name="Preformatted_20_Text">Uget</text:p>
      <text:p text:style-name="Preformatted_20_Text">Mousepad</text:p>
      <text:p text:style-name="Preformatted_20_Text">firefox </text:p>
      <text:p text:style-name="Preformatted_20_Text">xchat </text:p>
      <text:p text:style-name="Preformatted_20_Text">file-roller </text:p>
      <text:p text:style-name="Preformatted_20_Text">gpicview </text:p>
      <text:p text:style-name="Preformatted_20_Text">galculator </text:p>
      <text:p text:style-name="Preformatted_20_Text">evince</text:p>
      <text:p text:style-name="P40">Gthumb</text:p>
      <text:p text:style-name="P40">Sypheed</text:p>
      <text:p text:style-name="P40">bogofilter</text:p>
      <text:p text:style-name="P40">cups</text:p>
      <text:p text:style-name="P40">system-config-printer-gnome</text:p>
      <text:p text:style-name="P45">xsane</text:p>
      <text:p text:style-name="P45">sane</text:p>
      <text:p text:style-name="P41">simple-scan</text:p>
      <text:p text:style-name="P40">transmission</text:p>
      <text:p text:style-name="P40">guvcview</text:p>
      <text:p text:style-name="P40">galculator</text:p>
      <text:p text:style-name="P40">xournal</text:p>
      <text:p text:style-name="P41">gucharmap</text:p>
      <text:p text:style-name="P42"><text:soft-page-break/></text:p>
      <text:p text:style-name="Preformatted_20_Text"/>
      <text:p text:style-name="P12"># Install alsa packages, gstreamer and such :</text:p>
      <text:p text:style-name="Preformatted_20_Text">alsa-base </text:p>
      <text:p text:style-name="Preformatted_20_Text">alsa-oss </text:p>
      <text:p text:style-name="Preformatted_20_Text">alsa-tools </text:p>
      <text:p text:style-name="Preformatted_20_Text">alsa-utils </text:p>
      <text:p text:style-name="Preformatted_20_Text">gnome-alsamixer </text:p>
      <text:p text:style-name="Preformatted_20_Text">volumeicon-alsa </text:p>
      <text:p text:style-name="P41">libmatroska5</text:p>
      <text:p text:style-name="Preformatted_20_Text">gstreamer0.10-alsa </text:p>
      <text:p text:style-name="Preformatted_20_Text">gstreamer-tools </text:p>
      <text:p text:style-name="Preformatted_20_Text">gstreamer0.10-ffmpeg </text:p>
      <text:p text:style-name="P42">gstreamer0.10-plugins-base </text:p>
      <text:p text:style-name="P41">gstreamer0.10-plugins-base-apps</text:p>
      <text:p text:style-name="Preformatted_20_Text">gstreamer0.10-plugins-bad </text:p>
      <text:p text:style-name="P41">gstreamer0.10-plugins-bad-multiverse</text:p>
      <text:p text:style-name="P41">gstreamer0.10-nice</text:p>
      <text:p text:style-name="Preformatted_20_Text">gstreamer0.10-plugins-good </text:p>
      <text:p text:style-name="Preformatted_20_Text">gstreamer0.10-plugins-ugly </text:p>
      <text:p text:style-name="Preformatted_20_Text">gstreamer0.10-pulseaudio </text:p>
      <text:p text:style-name="Preformatted_20_Text">gstreamer0.10-tools </text:p>
      <text:p text:style-name="Preformatted_20_Text">gstreamer0.10-x </text:p>
      <text:p text:style-name="Preformatted_20_Text">libgstreamer-plugins-bad0.10-0 </text:p>
      <text:p text:style-name="Preformatted_20_Text">libgstreamer-plugins-base0.10-0 </text:p>
      <text:p text:style-name="Preformatted_20_Text">libgstreamer0.10-0 </text:p>
      <text:p text:style-name="Preformatted_20_Text">gir1.2-gstreamer-0.10</text:p>
      <text:p text:style-name="Preformatted_20_Text"/>
      <text:p text:style-name="P4"># Each one after this needs a ppa :</text:p>
      <text:p text:style-name="Preformatted_20_Text">xnoise </text:p>
      <text:p text:style-name="Preformatted_20_Text">deadbeef</text:p>
      <text:p text:style-name="P41">radio-tray</text:p>
      <text:p text:style-name="P41">brasero</text:p>
      <text:p text:style-name="P41">gnome-alsamixer</text:p>
      <text:p text:style-name="P41">volumeicon-alsa</text:p>
      <text:p text:style-name="Preformatted_20_Text"/>
      <text:p text:style-name="P4"># System</text:p>
      <text:p text:style-name="P34">language-selector-gnome </text:p>
      <text:p text:style-name="P26">gnome-system-tools </text:p>
      <text:p text:style-name="P26">gnome-time-admin </text:p>
      <text:p text:style-name="P44">update-manager</text:p>
      <text:p text:style-name="P33">update-notifier</text:p>
      <text:p text:style-name="P33"><text:span text:style-name="T49">s</text:span>oftware Center<text:line-break/><text:span text:style-name="T49">g</text:span>debi <text:line-break/></text:p>
      <text:p text:style-name="P33"/>
      <text:p text:style-name="P43"># System cleaning</text:p>
      <text:p text:style-name="P43">bleachbit</text:p>
      <text:p text:style-name="P43"/>
      <text:p text:style-name="P43"># System text mode</text:p>
      <text:p text:style-name="P43">htop</text:p>
      <text:p text:style-name="P43"/>
      <text:p text:style-name="P43"># Other text mode tools</text:p>
      <text:p text:style-name="P43">imagemagick <text:line-break/>lftp <text:line-break/>openssh <text:span text:style-name="T48">#</text:span>server and client<text:line-break/>testdisk <text:line-break/>sdparm<text:line-break/><text:soft-page-break/>hdparm <text:line-break/>foremost <text:line-break/>lshw </text:p>
      <text:p text:style-name="P33"/>
      <text:p text:style-name="P4"># needs a ppa :</text:p>
      <text:p text:style-name="P27">grub-customizer</text:p>
      <text:p text:style-name="P39"/>
      <text:h text:style-name="P68" text:outline-level="3">Does this belong to Bento or to Suchi first ?</text:h>
      <text:p text:style-name="P4"># Install packages for the look and feel in the desktop // <text:span text:style-name="T47">to be checked while testing the future first Sushi edition as it won't # have it</text:span></text:p>
      <text:p text:style-name="Preformatted_20_Text">apt-get -q -y install gtk2-engines-pixbuf gtk2-engines-murrine murrine-themes hicolor-icon-theme gnome-icon-theme gnome-icon-theme-full faenza-icon-theme dmz-cursor-theme </text:p>
      <text:p text:style-name="P4"># <text:span text:style-name="T47">Note : </text:span>gtk2-engines is already in the Ubuntu Mini Remix</text:p>
      <text:p text:style-name="Preformatted_20_Text"/>
      <text:p text:style-name="P4"># faenza-cupertino icon-theme recolored from tiheum's faenza-icon-theme - for now <text:span text:style-name="T46"># </text:span>I have it in the etcskel tarball</text:p>
      <text:p text:style-name="Preformatted_20_Text">wget -q -c -P /tmp <text:a xlink:type="simple" xlink:href="http://gnome-look.org/CONTENT/content-files/129008-Faenza-Cupertino.tar.gz">http://gnome-look.org/CONTENT/content-files/129008-Faenza-Cupertino.tar.gz</text:a></text:p>
      <text:p text:style-name="Preformatted_20_Text"/>
      <text:p text:style-name="P4">#mkdir -p /etc/skel/.icons</text:p>
      <text:p text:style-name="P4">#tar xvzf /tmp/129008-Faenza-Cupertino.tar.gz -C /etc/skel/.icons</text:p>
      <text:p text:style-name="P4">#rm -f /tmp/129008-Faenza-Cupertino.tar.gz</text:p>
      <text:p text:style-name="P4"/>
      <text:p text:style-name="P4"># Install a session manager – <text:span text:style-name="T45">Lightdm instead of lxdm, eventually </text:span></text:p>
      <text:p text:style-name="Preformatted_20_Text">apt-get -q -y install lightdm lightdm-gtk-greeter </text:p>
      <text:p text:style-name="Preformatted_20_Text"/>
      <text:p text:style-name="P4"># Install plymouth along with a theme</text:p>
      <text:p text:style-name="P48">apt-get -q -y install plymouth plymouth-label plymouth-theme-text</text:p>
      <text:h text:style-name="P69" text:outline-level="3">Misc</text:h>
      <text:p text:style-name="P4"># Sources.list</text:p>
      <text:p text:style-name="Preformatted_20_Text">wget -c http://meets.free.fr/Downloads/BentoVillageProject/Bento-x86_64/sources.list #to be checked</text:p>
      <text:p text:style-name="Preformatted_20_Text"/>
      <text:p text:style-name="P4"># Meets # Tiheum # danielrichter2007 # Medibuntu rip - but we want to be able to </text:p>
      <text:p text:style-name="P4"><text:span text:style-name="T46"># </text:span>install libdvdcss - and a few others:</text:p>
      <text:p text:style-name="Preformatted_20_Text">wget -c http://meets.free.fr/Downloads/BentoVillageProject/Configurations/System/bento-sources.list.d.tar.xz</text:p>
      <text:p text:style-name="P48">apt-key adv --recv-keys --keyserver keyserver.ubuntu.com 83FBA1751378B444 6E358208E54EEAA4 <text:s/>C383CF524EE6B458 446C82DC2DD1</text:p>
      <text:p text:style-name="P2"><text:span text:style-name="T9">#</text:span> Install French language packs <text:span text:style-name="T45">for a custom remix in French</text:span></text:p>
      <text:p text:style-name="P48">apt-get -q -y install wfrench firefox-locale-fr language-pack-fr language-pack-fr-<text:soft-page-break/>base language-pack-gnome-fr language-pack-gnome-fr-base manpages-fr</text:p>
      <text:p text:style-name="P48"/>
      <text:h text:style-name="P71" text:outline-level="1">To be added somewhere (check what the package does) :</text:h>
      <text:p text:style-name="P63">Gnome-settings-daemon <text:span text:style-name="T53">| added on september 18th</text:span></text:p>
      <text:p text:style-name="P63"/>
      <text:h text:style-name="P72" text:outline-level="2">Removing :</text:h>
      <text:p text:style-name="P64">poppler-data and depends plus depends of depends (removes more than 27 MB).</text:p>
      <text:p text:style-name="P64"/>
      <text:p text:style-name="P81"><text:span text:style-name="T54">f</text:span>onts-freefonts-ttf (removes more than 10 MB)</text:p>
      <text:p text:style-name="P82">manpages-dev (removes 1878 k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iddhanta1" svg:font-family="Siddhant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iddhanta" svg:font-family="Siddhant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Siddhant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Siddhan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Siddhanta" style:font-family-complex="Siddhant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Siddhanta1" style:font-family-complex="Siddhant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Siddhanta1" style:font-family-complex="Siddhant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Siddhanta1" style:font-family-complex="Siddhant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22:19:42.404509045</meta:creation-date>
    <dc:date>2014-09-18T10:36:34.969654876</dc:date>
    <meta:editing-duration>PT7H32M30S</meta:editing-duration>
    <meta:editing-cycles>115</meta:editing-cycles>
    <meta:generator>LibreOffice/4.2.6.3$Linux_X86_64 LibreOffice_project/420m0$Build-3</meta:generator>
    <meta:document-statistic meta:table-count="0" meta:image-count="0" meta:object-count="0" meta:page-count="9" meta:paragraph-count="297" meta:word-count="1762" meta:character-count="13969" meta:non-whitespace-character-count="12446"/>
  </office:meta>
</office:document-meta>
</file>